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 style:master-page-name="Standard">
      <style:paragraph-properties style:page-number="auto"/>
    </style:style>
    <style:style style:name="P2" style:family="paragraph" style:parent-style-name="Standard">
      <style:text-properties fo:font-size="10pt" style:font-size-asian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4" style:family="paragraph" style:parent-style-name="Standard">
      <style:text-properties fo:font-size="10pt" officeooo:rsid="000cc397" officeooo:paragraph-rsid="000cc397" style:font-size-asian="10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Standard">
      <style:paragraph-properties fo:margin-left="0cm" fo:margin-right="0.12cm" fo:margin-top="0.071cm" fo:margin-bottom="0cm" style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8" style:family="paragraph" style:parent-style-name="Text_20_body" style:list-style-name="WW8Num7"/>
    <style:style style:name="P9" style:family="paragraph" style:parent-style-name="Text_20_body" style:list-style-name="WW8Num2"/>
    <style:style style:name="P10" style:family="paragraph" style:parent-style-name="Text_20_body" style:list-style-name="WW8Num6"/>
    <style:style style:name="P11" style:family="paragraph" style:parent-style-name="Text_20_body" style:list-style-name="WW8Num5"/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0cc397" style:font-size-asian="10pt"/>
    </style:style>
    <style:style style:name="T4" style:family="text">
      <style:text-properties officeooo:rsid="000cc397"/>
    </style:style>
    <style:style style:name="T5" style:family="text">
      <style:text-properties style:use-window-font-color="true" loext:opacity="0%" style:font-name="Times New Roman" fo:font-size="10pt" fo:language="en" fo:country="US" officeooo:rsid="000cc397" style:font-name-asian="Times New Roman" style:font-size-asian="10pt" style:font-name-complex="Times New Roman" style:font-size-complex="12pt" style:language-complex="ar" style:country-complex="SA"/>
    </style:style>
    <style:style style:name="T6" style:family="text">
      <style:text-properties style:use-window-font-color="true" loext:opacity="0%" style:font-name="Arial" fo:font-size="16pt" fo:language="en" fo:country="US" fo:font-weight="bold" officeooo:rsid="000cc397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6">Sistema de propostas de aluguel</text:span><text:line-break/>Use-Case: &lt;use-case name&gt;</text:h>
      <text:h text:style-name="Heading_20_1" text:outline-level="1">Brief Description</text:h>
      <text:p text:style-name="Text_20_body">&lt;brief description of use-case&gt;</text:p>
      <text:h text:style-name="Heading_20_1" text:outline-level="1">Actor Brief Descriptions</text:h>
      <text:h text:style-name="Heading_20_2" text:outline-level="2">&lt;Actor 1 Name&gt;</text:h>
      <text:h text:style-name="Heading_20_1" text:outline-level="1">Preconditions</text:h>
      <text:p text:style-name="Text_20_body">&lt;pre-condition 1&gt;</text:p>
      <text:h text:style-name="Heading_20_1" text:outline-level="1">Basic Flow of Events</text:h>
      <text:list xml:id="list3175861412" text:style-name="WW8Num7">
        <text:list-item>
          <text:p text:style-name="P8">The use case begins when &lt;actor&gt;, &lt;does something&gt;…</text:p>
        </text:list-item>
        <text:list-item>
          <text:p text:style-name="P8">&lt;basic flow step 1&gt;</text:p>
        </text:list-item>
        <text:list-item>
          <text:p text:style-name="P8">… </text:p>
        </text:list-item>
        <text:list-item>
          <text:p text:style-name="P8">&lt;basic flow step n&gt;</text:p>
        </text:list-item>
        <text:list-item>
          <text:p text:style-name="P8">The use case ends.</text:p>
        </text:list-item>
      </text:list>
      <text:h text:style-name="Heading_20_1" text:outline-level="1">Alternative Flows</text:h>
      <text:h text:style-name="Heading_20_2" text:outline-level="2">&lt;alternate flow 1&gt;</text:h>
      <text:p text:style-name="Text_20_body">If in step &lt;x&gt; of the basic flow the &lt;actor or system does something&gt;, then </text:p>
      <text:list xml:id="list2640901353" text:style-name="WW8Num2">
        <text:list-item>
          <text:p text:style-name="P9">&lt;describe flow&gt; <text:s/></text:p>
        </text:list-item>
        <text:list-item>
          <text:p text:style-name="P9">The use case resumes at step &lt;y&gt;</text:p>
        </text:list-item>
      </text:list>
      <text:h text:style-name="Heading_20_1" text:outline-level="1">Subflows </text:h>
      <text:h text:style-name="Heading_20_2" text:outline-level="2">&lt;subflow 1&gt;</text:h>
      <text:list xml:id="list4236273746" text:style-name="WW8Num6">
        <text:list-item>
          <text:p text:style-name="P10">&lt;subflow 1, step 1&gt;</text:p>
        </text:list-item>
        <text:list-item>
          <text:p text:style-name="P10">…</text:p>
        </text:list-item>
        <text:list-item>
          <text:p text:style-name="P10">&lt;subflow 1, step n&gt;</text:p>
        </text:list-item>
      </text:list>
      <text:h text:style-name="Heading_20_1" text:outline-level="1">Key Scenarios</text:h>
      <text:h text:style-name="Heading_20_2" text:outline-level="2">&lt;scenario 1&gt;</text:h>
      <text:list xml:id="list2913175260" text:style-name="WW8Num5">
        <text:list-item>
          <text:p text:style-name="P11">&lt;scenario 1, step 1&gt;</text:p>
        </text:list-item>
        <text:list-item>
          <text:p text:style-name="P11">…</text:p>
        </text:list-item>
        <text:list-item>
          <text:p text:style-name="P11">&lt;scenario 1, step n&gt;</text:p>
        </text:list-item>
      </text:list>
      <text:h text:style-name="Heading_20_1" text:outline-level="1">Post-conditions</text:h>
      <text:h text:style-name="Heading_20_2" text:outline-level="2">&lt;post-condition 1&gt;</text:h>
      <text:h text:style-name="Heading_20_1" text:outline-level="1">Special Requirements</text:h>
      <text:p text:style-name="Text_20_body">&lt;special requirement 1&gt;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style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15.431cm" fo:margin-left="-0.191cm" table:align="left" style:writing-mode="lr-tb"/>
    </style:style>
    <style:style style:name="Table2.A" style:family="table-column">
      <style:table-column-properties style:column-width="15.41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" style:family="table">
      <style:table-properties style:width="15.431cm" fo:margin-left="-0.191cm" table:align="left" style:writing-mode="lr-tb"/>
    </style:style>
    <style:style style:name="Table1.A" style:family="table-column">
      <style:table-column-properties style:column-width="5.577cm"/>
    </style:style>
    <style:style style:name="Table1.C" style:family="table-column">
      <style:table-column-properties style:column-width="4.27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officeooo:rsid="000cc397" officeooo:paragraph-rsid="000cc397" style:font-size-asian="10pt"/>
    </style:style>
    <style:style style:name="MP2" style:family="paragraph" style:parent-style-name="Standard">
      <style:paragraph-properties fo:margin-left="0cm" fo:margin-right="0.12cm" fo:margin-top="0.071cm" fo:margin-bottom="0cm" style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1">Sistema de propostas de aluguel</text:p>
            </table:table-cell>
            <table:table-cell table:style-name="Table2.A1" office:value-type="string">
              <text:p text:style-name="MP2"/>
            </table:table-cell>
          </table:table-row>
          <table:table-row table:style-name="Table2.1">
            <table:table-cell table:style-name="Table2.A1" office:value-type="string">
              <text:p text:style-name="Standard"><text:span text:style-name="MT1">Use-case Specification: </text:span></text:p>
            </table:table-cell>
            <table:table-cell table:style-name="Table2.A1" office:value-type="string">
              <text:p text:style-name="MP3"><text:s/></text:p>
            </table:table-cell>
          </table:table-row>
        </table:table>
        <text:p text:style-name="Header"/>
      </style:header>
      <style:footer>
        <table:table table:name="Table1" table:style-name="Table1">
          <table:table-column table:style-name="Table1.A" table:number-columns-repeated="2"/>
          <table:table-column table:style-name="Table1.C"/>
          <table:table-row table:style-name="Table1.1">
            <table:table-cell table:style-name="Table1.A1" office:value-type="string">
              <text:p text:style-name="MP4"/>
            </table:table-cell>
            <table:table-cell table:style-name="Table1.A1" office:value-type="string">
              <text:p text:style-name="MP5"/>
            </table:table-cell>
            <table:table-cell table:style-name="Table1.A1" office:value-type="string">
              <text:p text:style-name="MP6"><text:span text:style-name="MT1">Page </text:span><text:span text:style-name="Page_20_Number"><text:span text:style-name="MT1"><text:page-number text:select-page="current">1</text:page-number></text:span></text:span><text:span text:style-name="Page_20_Number"><text:span text:style-name="MT1"><text:s/>of </text:span></text:span><text:span text:style-name="Page_20_Number"><text:span text:style-name="MT2"><text:page-count style:num-format="1">1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&lt;use-case name&gt;</dc:title>
    <dc:subject>&lt;project&gt;</dc:subject>
    <meta:keyword/>
    <dc:description/>
    <meta:creation-date>2021-04-26T17:36:27.853510526</meta:creation-date>
    <dc:date>2021-04-26T17:38:59.006973101</dc:date>
    <meta:editing-cycles>3</meta:editing-cycles>
    <meta:editing-duration>PT2M33S</meta:editing-duration>
    <meta:document-statistic meta:table-count="2" meta:image-count="0" meta:object-count="0" meta:page-count="1" meta:paragraph-count="36" meta:word-count="148" meta:character-count="780" meta:non-whitespace-character-count="687"/>
    <meta:generator>LibreOffice/7.1.2.2$Linux_X86_64 LibreOffice_project/10$Build-2</meta:generator>
  </office:meta>
</office:document-meta>
</file>